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 table:visibility="collapse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</table:table-row>
      </table:table>
      <table:table table:name="Hoja2" table:style-name="ta2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1:05:42.330000000</meta:creation-date>
    <dc:date>2019-12-07T11:06:48.898000000</dc:date>
    <meta:editing-duration>PT1M7S</meta:editing-duration>
    <meta:editing-cycles>1</meta:editing-cycles>
    <meta:document-statistic meta:table-count="2" meta:cell-count="18" meta:object-count="0"/>
    <meta:generator>LibreOffice/5.1.3.2$Windows_x86 LibreOffice_project/644e4637d1d8544fd9f56425bd6cec110e49301b</meta:generator>
  </office:meta>
</office:document-meta>
</file>